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C</text:span><text:span text:style-name="_34_41">O</text:span><text:span text:style-name="_37_73">M</text:span><text:span text:style-name="_31_61">P</text:span><text:span text:style-name="_34_05">U</text:span><text:span text:style-name="_38_61">T</text:span><text:span text:style-name="_31_05">I</text:span><text:span text:style-name="_34_49">N</text:span><text:span text:style-name="_37_01">G</text:span><text:span text:style-name="_31_"> </text:span><text:span text:style-name="_35_21">M</text:span><text:span text:style-name="_38_01">A</text:span><text:span text:style-name="_32_73">C</text:span><text:span text:style-name="_33_89">H</text:span><text:span text:style-name="_38_01">I</text:span><text:span text:style-name="_32_81">N</text:span><text:span text:style-name="_35_73">E</text:span><text:span text:style-name="_36_77">R</text:span><text:span text:style-name="_32_97">Y</text:span><text:span text:style-name="_33_01"> </text:span><text:span text:style-name="_38_97">A</text:span><text:span text:style-name="_32_13">N</text:span><text:span text:style-name="_34_73">D</text:span><text:span text:style-name="_36_01"> </text:span><text:span text:style-name="_32_85">I</text:span><text:span text:style-name="_34_17">N</text:span><text:span text:style-name="_37_73">T</text:span><text:span text:style-name="_32_33">E</text:span><text:span text:style-name="_35_09">L</text:span><text:span text:style-name="_36_89">L</text:span><text:span text:style-name="_32_61">I</text:span><text:span text:style-name="_35_13">G</text:span><text:span text:style-name="_37_77">E</text:span><text:span text:style-name="_32_81">N</text:span><text:span text:style-name="_35_61">C</text:span><text:span text:style-name="_38_57">E</text:span></text:p>
      <text:p text:style-name="P1"><text:span text:style-name="_31_01">B</text:span><text:span text:style-name="_33_77">y</text:span><text:span text:style-name="_36_01"> </text:span><text:span text:style-name="_31_65">A</text:span><text:span text:style-name="_35_81">.</text:span><text:span text:style-name="_36_01"> </text:span><text:span text:style-name="_32_93">M</text:span><text:span text:style-name="_34_77">.</text:span><text:span text:style-name="_36_01"> </text:span><text:span text:style-name="_32_93">T</text:span><text:span text:style-name="_34_61">u</text:span><text:span text:style-name="_38_93">r</text:span><text:span text:style-name="_31_61">i</text:span><text:span text:style-name="_33_89">n</text:span><text:span text:style-name="_36_93">g</text:span></text:p>
      <text:p text:style-name="P1"><text:span text:style-name="_32_69">1</text:span><text:span text:style-name="_33_81">.</text:span><text:span text:style-name="_36_01"> </text:span><text:span text:style-name="_32_25">T</text:span><text:span text:style-name="_34_13">h</text:span><text:span text:style-name="_38_21">e</text:span><text:span text:style-name="_31_"> </text:span><text:span text:style-name="_34_77">I</text:span><text:span text:style-name="_38_01">m</text:span><text:span text:style-name="_32_37">i</text:span><text:span text:style-name="_35_13">t</text:span><text:span text:style-name="_37_01">a</text:span><text:span text:style-name="_38_9">t</text:span><text:span text:style-name="_35_97">i</text:span><text:span text:style-name="_38_97">o</text:span><text:span text:style-name="_32_21">n</text:span><text:span text:style-name="_33_01"> </text:span><text:span text:style-name="_38_69">G</text:span><text:span text:style-name="_31_73">a</text:span><text:span text:style-name="_34_77">m</text:span><text:span text:style-name="_38_61">e</text:span></text:p>
      <text:p text:style-name="P1"><text:span text:style-name="_31_53">I</text:span><text:span text:style-name="_33_01"> </text:span><text:span text:style-name="_37_77">p</text:span><text:span text:style-name="_31_41">r</text:span><text:span text:style-name="_34_61">o</text:span><text:span text:style-name="_38_73">p</text:span><text:span text:style-name="_31_53">o</text:span><text:span text:style-name="_35_73">s</text:span><text:span text:style-name="_38_69">e</text:span><text:span text:style-name="_31_"> </text:span><text:span text:style-name="_35_69">t</text:span><text:span text:style-name="_38_85">o</text:span><text:span text:style-name="_31_"> </text:span><text:span text:style-name="_33_89">c</text:span><text:span text:style-name="_37_05">o</text:span><text:span text:style-name="_32_69">n</text:span><text:span text:style-name="_35_85">s</text:span><text:span text:style-name="_36_89">i</text:span><text:span text:style-name="_32_61">d</text:span><text:span text:style-name="_34_73">e</text:span><text:span text:style-name="_38_57">r</text:span><text:span text:style-name="_31_"> </text:span><text:span text:style-name="_34_65">t</text:span><text:span text:style-name="_38_97">h</text:span><text:span text:style-name="_31_05">e</text:span><text:span text:style-name="_33_01"> </text:span><text:span text:style-name="_38_57">q</text:span><text:span text:style-name="_31_37">u</text:span><text:span text:style-name="_33_77">e</text:span><text:span text:style-name="_38_09">s</text:span><text:span text:style-name="_32_21">t</text:span><text:span text:style-name="_34_37">i</text:span><text:span text:style-name="_37_41">o</text:span><text:span text:style-name="_31_17">n</text:span><text:span text:style-name="_35_21">,</text:span><text:span text:style-name="_36_01"> </text:span><text:span text:style-name="_32_01">"</text:span><text:span text:style-name="_33_93">C</text:span><text:span text:style-name="_37_17">a</text:span><text:span text:style-name="_31_41">n</text:span><text:span text:style-name="_33_01"> </text:span><text:span text:style-name="_36_81">m</text:span><text:span text:style-name="_31_65">a</text:span><text:span text:style-name="_34_13">c</text:span><text:span text:style-name="_38_37">h</text:span><text:span text:style-name="_32_37">i</text:span><text:span text:style-name="_35_13">n</text:span><text:span text:style-name="_37_77">e</text:span><text:span text:style-name="_32_69">s</text:span><text:span text:style-name="_33_01"> </text:span><text:span text:style-name="_38_61">t</text:span><text:span text:style-name="_31_13">h</text:span><text:span text:style-name="_35_93">i</text:span><text:span text:style-name="_38_25">n</text:span><text:span text:style-name="_31_73">k</text:span><text:span text:style-name="_34_05">?</text:span><text:span text:style-name="_37_73">"</text:span><text:span text:style-name="_31_"> </text:span><text:span text:style-name="_35_13">T</text:span><text:span text:style-name="_37_53">h</text:span><text:span text:style-name="_31_53">i</text:span><text:span text:style-name="_35_33">s</text:span><text:span text:style-name="_36_01"> </text:span><text:span text:style-name="_38_1">s</text:span><text:span text:style-name="_33_77">h</text:span><text:span text:style-name="_38_97">o</text:span><text:span text:style-name="_32_61">u</text:span><text:span text:style-name="_34_65">l</text:span><text:span text:style-name="_38_93">d</text:span><text:span text:style-name="_31_"> </text:span><text:span text:style-name="_35_97">b</text:span><text:span text:style-name="_38_73">e</text:span><text:span text:style-name="_32_85">g</text:span><text:span text:style-name="_34_65">i</text:span><text:span text:style-name="_37_05">n</text:span><text:span text:style-name="_31_"> </text:span><text:span text:style-name="_34_49">w</text:span><text:span text:style-name="_37_37">i</text:span><text:span text:style-name="_31_37">t</text:span><text:span text:style-name="_33_77">h</text:span><text:span text:style-name="_36_01"> </text:span><text:span text:style-name="_32_25">d</text:span><text:span text:style-name="_35_01">e</text:span><text:span text:style-name="_37_97">f</text:span><text:span text:style-name="_32_37">i</text:span><text:span text:style-name="_35_61">n</text:span><text:span text:style-name="_37_17">i</text:span><text:span text:style-name="_32_69">t</text:span><text:span text:style-name="_35_57">i</text:span><text:span text:style-name="_36_77">o</text:span><text:span text:style-name="_37_7">n</text:span><text:span text:style-name="_35_81">s</text:span><text:span text:style-name="_36_01"> </text:span><text:span text:style-name="_38_9">o</text:span><text:span text:style-name="_33_93">f</text:span><text:span text:style-name="_36_01"> </text:span><text:span text:style-name="_31_49">t</text:span><text:span text:style-name="_34_41">h</text:span><text:span text:style-name="_38_93">e</text:span><text:span text:style-name="_31_"> </text:span><text:span text:style-name="_34_13">m</text:span><text:span text:style-name="_37_77">e</text:span><text:span text:style-name="_32_69">a</text:span><text:span text:style-name="_33_77">n</text:span><text:span text:style-name="_36_81">i</text:span><text:span text:style-name="_32_13">n</text:span><text:span text:style-name="_35_81">g</text:span><text:span text:style-name="_36_01"> </text:span><text:span text:style-name="_31_77">o</text:span><text:span text:style-name="_35_69">f</text:span><text:span text:style-name="_36_01"> </text:span><text:span text:style-name="_31_53">t</text:span><text:span text:style-name="_35_21">h</text:span><text:span text:style-name="_36_81">e</text:span><text:span text:style-name="_31_"> </text:span><text:span text:style-name="_34_01">t</text:span><text:span text:style-name="_37_65">e</text:span><text:span text:style-name="_31_17">r</text:span><text:span text:style-name="_35_85">m</text:span><text:span text:style-name="_38_01">s</text:span><text:span text:style-name="_31_"> </text:span><text:span text:style-name="_35_13">"</text:span><text:span text:style-name="_38_01">m</text:span><text:span text:style-name="_31_61">a</text:span><text:span text:style-name="_34_65">c</text:span><text:span text:style-name="_36_89">h</text:span><text:span text:style-name="_32_69">i</text:span><text:span text:style-name="_33_93">n</text:span><text:span text:style-name="_38_93">e</text:span><text:span text:style-name="_32_01">"</text:span><text:span text:style-name="_33_01"> </text:span><text:span text:style-name="_37_49">a</text:span><text:span text:style-name="_31_53">n</text:span><text:span text:style-name="_33_81">d</text:span><text:span text:style-name="_36_01"> </text:span><text:span text:style-name="_32_97">"</text:span><text:span text:style-name="_34_17">t</text:span><text:span text:style-name="_38_85">h</text:span><text:span text:style-name="_32_13">i</text:span><text:span text:style-name="_35_57">n</text:span><text:span text:style-name="_38_09">k</text:span><text:span text:style-name="_32_01">.</text:span><text:span text:style-name="_35_25">"</text:span><text:span text:style-name="_36_01"> </text:span><text:span text:style-name="_32_25">T</text:span><text:span text:style-name="_33_93">h</text:span><text:span text:style-name="_36_89">e</text:span><text:span text:style-name="_31_"> </text:span><text:span text:style-name="_34_53">d</text:span><text:span text:style-name="_37_37">e</text:span><text:span text:style-name="_32_69">f</text:span><text:span text:style-name="_33_81">i</text:span><text:span text:style-name="_37_05">n</text:span><text:span text:style-name="_31_05">i</text:span><text:span text:style-name="_34_97">t</text:span><text:span text:style-name="_37_13">i</text:span><text:span text:style-name="_32_69">o</text:span><text:span text:style-name="_35_09">n</text:span><text:span text:style-name="_38_01">s</text:span><text:span text:style-name="_31_"> </text:span><text:span text:style-name="_34_61">m</text:span><text:span text:style-name="_38_97">i</text:span><text:span text:style-name="_31_13">g</text:span><text:span text:style-name="_34_61">h</text:span><text:span text:style-name="_38_97">t</text:span><text:span text:style-name="_31_"> </text:span><text:span text:style-name="_35_13">b</text:span><text:span text:style-name="_37_41">e</text:span><text:span text:style-name="_31_"> </text:span><text:span text:style-name="_35_97">f</text:span><text:span text:style-name="_38_57">r</text:span><text:span text:style-name="_31_53">a</text:span><text:span text:style-name="_34_53">m</text:span><text:span text:style-name="_38_09">e</text:span><text:span text:style-name="_32_81">d</text:span><text:span text:style-name="_33_01"> </text:span><text:span text:style-name="_37_61">s</text:span><text:span text:style-name="_32_37">o</text:span><text:span text:style-name="_33_01"> </text:span><text:span text:style-name="_38_37">a</text:span><text:span text:style-name="_32_73">s</text:span><text:span text:style-name="_33_01"> </text:span><text:span text:style-name="_38_81">t</text:span><text:span text:style-name="_31_53">o</text:span><text:span text:style-name="_33_01"> </text:span><text:span text:style-name="_37_05">r</text:span><text:span text:style-name="_31_17">e</text:span><text:span text:style-name="_34_37">f</text:span><text:span text:style-name="_38_97">l</text:span><text:span text:style-name="_31_73">e</text:span><text:span text:style-name="_34_37">c</text:span><text:span text:style-name="_38_37">t</text:span><text:span text:style-name="_31_"> </text:span><text:span text:style-name="_34_73">s</text:span><text:span text:style-name="_37_65">o</text:span><text:span text:style-name="_31_"> </text:span><text:span text:style-name="_33_93">f</text:span><text:span text:style-name="_38_61">a</text:span><text:span text:style-name="_31_97">r</text:span><text:span text:style-name="_33_01"> </text:span><text:span text:style-name="_38_01">a</text:span><text:span text:style-name="_32_61">s</text:span><text:span text:style-name="_33_01"> </text:span><text:span text:style-name="_37_37">p</text:span><text:span text:style-name="_31_65">o</text:span><text:span text:style-name="_33_89">s</text:span><text:span text:style-name="_37_41">s</text:span><text:span text:style-name="_32_73">i</text:span><text:span text:style-name="_35_61">b</text:span><text:span text:style-name="_36_77">l</text:span><text:span text:style-name="_31_65">e</text:span><text:span text:style-name="_33_01"> </text:span><text:span text:style-name="_38_01">t</text:span><text:span text:style-name="_31_37">h</text:span><text:span text:style-name="_34_61">e</text:span><text:span text:style-name="_36_01"> </text:span><text:span text:style-name="_32_81">n</text:span><text:span text:style-name="_35_73">o</text:span><text:span text:style-name="_38_01">r</text:span><text:span text:style-name="_32_81">m</text:span><text:span text:style-name="_35_33">a</text:span><text:span text:style-name="_37_77">l</text:span><text:span text:style-name="_31_"> </text:span><text:span text:style-name="_35_69">u</text:span><text:span text:style-name="_37_77">s</text:span><text:span text:style-name="_32_57">e</text:span><text:span text:style-name="_33_01"> </text:span><text:span text:style-name="_36_81">o</text:span><text:span text:style-name="_31_97">f</text:span><text:span text:style-name="_33_01"> </text:span><text:span text:style-name="_37_41">t</text:span><text:span text:style-name="_32_93">h</text:span><text:span text:style-name="_35_69">e</text:span><text:span text:style-name="_36_01"> </text:span><text:span text:style-name="_32_33">w</text:span><text:span text:style-name="_34_17">o</text:span><text:span text:style-name="_38_21">r</text:span><text:span text:style-name="_31_41">d</text:span><text:span text:style-name="_35_97">s</text:span><text:span text:style-name="_36_93">,</text:span><text:span text:style-name="_31_"> </text:span><text:span text:style-name="_34_37">b</text:span><text:span text:style-name="_36_81">u</text:span><text:span text:style-name="_32_85">t</text:span><text:span text:style-name="_33_01"> </text:span><text:span text:style-name="_38_69">t</text:span><text:span text:style-name="_32_25">h</text:span><text:span text:style-name="_35_09">i</text:span><text:span text:style-name="_38_69">s</text:span><text:span text:style-name="_31_"> </text:span><text:span text:style-name="_34_61">a</text:span><text:span text:style-name="_38_13">t</text:span><text:span text:style-name="_32_57">t</text:span><text:span text:style-name="_34_53">i</text:span><text:span text:style-name="_38_61">t</text:span><text:span text:style-name="_31_73">u</text:span><text:span text:style-name="_34_61">d</text:span><text:span text:style-name="_37_01">e</text:span><text:span text:style-name="_31_"> </text:span><text:span text:style-name="_35_57">i</text:span><text:span text:style-name="_37_65">s</text:span><text:span text:style-name="_31_"> </text:span><text:span text:style-name="_34_13">d</text:span><text:span text:style-name="_38_97">a</text:span><text:span text:style-name="_31_13">n</text:span><text:span text:style-name="_35_09">g</text:span><text:span text:style-name="_38_21">e</text:span><text:span text:style-name="_38_9">r</text:span><text:span text:style-name="_35_61">o</text:span><text:span text:style-name="_38_81">u</text:span><text:span text:style-name="_31_53">s</text:span><text:span text:style-name="_35_73">,</text:span><text:span text:style-name="_36_01"> </text:span><text:span text:style-name="_31_13">I</text:span><text:span text:style-name="_35_57">f</text:span><text:span text:style-name="_36_01"> </text:span><text:span text:style-name="_31_05">t</text:span><text:span text:style-name="_34_37">h</text:span><text:span text:style-name="_37_73">e</text:span><text:span text:style-name="_31_"> </text:span><text:span text:style-name="_34_77">m</text:span><text:span text:style-name="_38_37">e</text:span><text:span text:style-name="_31_77">a</text:span><text:span text:style-name="_34_97">n</text:span><text:span text:style-name="_38_93">i</text:span><text:span text:style-name="_31_97">n</text:span><text:span text:style-name="_35_13">g</text:span><text:span text:style-name="_36_01"> </text:span><text:span text:style-name="_32_37">o</text:span><text:span text:style-name="_35_85">f</text:span><text:span text:style-name="_36_01"> </text:span><text:span text:style-name="_32_01">t</text:span><text:span text:style-name="_35_37">h</text:span><text:span text:style-name="_37_37">e</text:span><text:span text:style-name="_31_"> </text:span><text:span text:style-name="_35_25">w</text:span><text:span text:style-name="_37_53">o</text:span><text:span text:style-name="_32_85">r</text:span><text:span text:style-name="_33_77">d</text:span><text:span text:style-name="_37_97">s</text:span><text:span text:style-name="_31_"> </text:span><text:span text:style-name="_35_37">"</text:span><text:span text:style-name="_36_93">m</text:span><text:span text:style-name="_31_53">a</text:span><text:span text:style-name="_33_89">c</text:span><text:span text:style-name="_37_65">h</text:span><text:span text:style-name="_31_05">i</text:span><text:span text:style-name="_33_89">n</text:span><text:span text:style-name="_36_77">e</text:span><text:span text:style-name="_38_1">"</text:span><text:span text:style-name="_33_01"> </text:span><text:span text:style-name="_38_21">a</text:span><text:span text:style-name="_37_7">n</text:span><text:span text:style-name="_33_77">d</text:span><text:span text:style-name="_36_01"> </text:span><text:span text:style-name="_32_93">"</text:span><text:span text:style-name="_33_89">t</text:span><text:span text:style-name="_37_77">h</text:span><text:span text:style-name="_32_81">i</text:span><text:span text:style-name="_34_73">n</text:span><text:span text:style-name="_37_65">k</text:span><text:span text:style-name="_31_73">"</text:span><text:span text:style-name="_33_01"> </text:span><text:span text:style-name="_37_97">a</text:span><text:span text:style-name="_31_17">r</text:span><text:span text:style-name="_35_01">e</text:span><text:span text:style-name="_36_01"> </text:span><text:span text:style-name="_31_49">t</text:span><text:span text:style-name="_34_73">o</text:span><text:span text:style-name="_36_01"> </text:span><text:span text:style-name="_32_57">b</text:span><text:span text:style-name="_34_17">e</text:span><text:span text:style-name="_36_01"> </text:span><text:span text:style-name="_31_41">f</text:span><text:span text:style-name="_35_69">o</text:span><text:span text:style-name="_37_49">u</text:span><text:span text:style-name="_32_25">n</text:span><text:span text:style-name="_35_61">d</text:span><text:span text:style-name="_36_01"> </text:span><text:span text:style-name="_32_25">b</text:span><text:span text:style-name="_33_89">y</text:span><text:span text:style-name="_36_01"> </text:span><text:span text:style-name="_32_21">e</text:span><text:span text:style-name="_35_81">x</text:span><text:span text:style-name="_38_73">a</text:span><text:span text:style-name="_31_97">m</text:span><text:span text:style-name="_33_81">i</text:span><text:span text:style-name="_38_61">n</text:span><text:span text:style-name="_32_93">i</text:span><text:span text:style-name="_34_49">n</text:span><text:span text:style-name="_38_25">g</text:span><text:span text:style-name="_31_"> </text:span><text:span text:style-name="_35_81">h</text:span><text:span text:style-name="_38_37">o</text:span><text:span text:style-name="_32_25">w</text:span><text:span text:style-name="_33_01"> </text:span><text:span text:style-name="_37_65">t</text:span><text:span text:style-name="_32_57">h</text:span><text:span text:style-name="_35_21">e</text:span><text:span text:style-name="_38_37">y</text:span><text:span text:style-name="_31_"> </text:span><text:span text:style-name="_35_57">a</text:span><text:span text:style-name="_38_93">r</text:span><text:span text:style-name="_31_05">e</text:span><text:span text:style-name="_33_01"> </text:span><text:span text:style-name="_38_57">c</text:span><text:span text:style-name="_32_81">o</text:span><text:span text:style-name="_35_73">m</text:span><text:span text:style-name="_38_61">m</text:span><text:span text:style-name="_32_85">o</text:span><text:span text:style-name="_34_01">n</text:span><text:span text:style-name="_36_77">l</text:span><text:span text:style-name="_32_25">y</text:span><text:span text:style-name="_33_01"> </text:span><text:span text:style-name="_37_97">u</text:span><text:span text:style-name="_38_9">s</text:span><text:span text:style-name="_34_13">e</text:span><text:span text:style-name="_36_93">d</text:span><text:span text:style-name="_31_"> </text:span><text:span text:style-name="_35_97">i</text:span><text:span text:style-name="_36_81">t</text:span><text:span text:style-name="_31_"> </text:span><text:span text:style-name="_35_69">i</text:span><text:span text:style-name="_37_77">s</text:span><text:span text:style-name="_31_"> </text:span><text:span text:style-name="_34_01">d</text:span><text:span text:style-name="_38_25">i</text:span><text:span text:style-name="_31_13">f</text:span><text:span text:style-name="_34_01">f</text:span><text:span text:style-name="_38_81">i</text:span><text:span text:style-name="_38_9">c</text:span><text:span text:style-name="_34_97">u</text:span><text:span text:style-name="_38_37">l</text:span><text:span text:style-name="_32_37">t</text:span><text:span text:style-name="_33_01"> </text:span><text:span text:style-name="_38_85">t</text:span><text:span text:style-name="_32_33">o</text:span><text:span text:style-name="_33_01"> </text:span><text:span text:style-name="_38_33">e</text:span><text:span text:style-name="_39_3">s</text:span><text:span text:style-name="_35_25">c</text:span><text:span text:style-name="_37_77">a</text:span><text:span text:style-name="_32_21">p</text:span><text:span text:style-name="_35_85">e</text:span><text:span text:style-name="_36_01"> </text:span><text:span text:style-name="_32_69">t</text:span><text:span text:style-name="_34_97">h</text:span><text:span text:style-name="_36_89">e</text:span><text:span text:style-name="_31_"> </text:span><text:span text:style-name="_33_89">c</text:span><text:span text:style-name="_37_05">o</text:span><text:span text:style-name="_39_3">n</text:span><text:span text:style-name="_34_37">c</text:span><text:span text:style-name="_38_93">l</text:span><text:span text:style-name="_32_13">u</text:span><text:span text:style-name="_33_89">s</text:span><text:span text:style-name="_36_77">i</text:span><text:span text:style-name="_32_73">o</text:span><text:span text:style-name="_35_61">n</text:span><text:span text:style-name="_36_01"> </text:span><text:span text:style-name="_32_93">t</text:span><text:span text:style-name="_34_41">h</text:span><text:span text:style-name="_37_49">a</text:span><text:span text:style-name="_32_73">t</text:span><text:span text:style-name="_33_01"> </text:span><text:span text:style-name="_37_65">t</text:span><text:span text:style-name="_32_85">h</text:span><text:span text:style-name="_35_85">e</text:span><text:span text:style-name="_36_01"> </text:span><text:span text:style-name="_31_37">m</text:span><text:span text:style-name="_34_37">e</text:span><text:span text:style-name="_38_81">a</text:span><text:span text:style-name="_31_77">n</text:span><text:span text:style-name="_35_93">i</text:span><text:span text:style-name="_38_69">n</text:span><text:span text:style-name="_38_1">g</text:span><text:span text:style-name="_33_01"> </text:span><text:span text:style-name="_37_17">a</text:span><text:span text:style-name="_37_7">n</text:span><text:span text:style-name="_35_25">d</text:span><text:span text:style-name="_36_01"> </text:span><text:span text:style-name="_32_85">t</text:span><text:span text:style-name="_34_97">h</text:span><text:span text:style-name="_37_61">e</text:span><text:span text:style-name="_31_"> </text:span><text:span text:style-name="_34_61">a</text:span><text:span text:style-name="_37_61">n</text:span><text:span text:style-name="_38_9">s</text:span><text:span text:style-name="_34_05">w</text:span><text:span text:style-name="_38_81">e</text:span><text:span text:style-name="_31_17">r</text:span><text:span text:style-name="_33_01"> </text:span><text:span text:style-name="_38_21">t</text:span><text:span text:style-name="_32_21">o</text:span><text:span text:style-name="_33_01"> </text:span><text:span text:style-name="_38_93">t</text:span><text:span text:style-name="_32_81">h</text:span><text:span text:style-name="_35_33">e</text:span><text:span text:style-name="_36_01"> </text:span><text:span text:style-name="_31_61">q</text:span><text:span text:style-name="_34_41">u</text:span><text:span text:style-name="_38_97">e</text:span><text:span text:style-name="_31_73">s</text:span><text:span text:style-name="_35_57">t</text:span><text:span text:style-name="_38_69">i</text:span><text:span text:style-name="_32_85">o</text:span><text:span text:style-name="_33_81">n</text:span><text:span text:style-name="_36_93">,</text:span><text:span text:style-name="_31_"> </text:span><text:span text:style-name="_35_13">"</text:span><text:span text:style-name="_36_93">C</text:span><text:span text:style-name="_32_69">a</text:span><text:span text:style-name="_34_97">n</text:span><text:span text:style-name="_36_01"> </text:span><text:span text:style-name="_32_97">m</text:span><text:span text:style-name="_34_77">a</text:span><text:span text:style-name="_36_81">c</text:span><text:span text:style-name="_31_05">h</text:span><text:span text:style-name="_34_97">i</text:span><text:span text:style-name="_37_49">n</text:span><text:span text:style-name="_32_01">e</text:span><text:span text:style-name="_35_81">s</text:span><text:span text:style-name="_36_01"> </text:span><text:span text:style-name="_32_69">t</text:span><text:span text:style-name="_35_73">h</text:span><text:span text:style-name="_38_97">i</text:span><text:span text:style-name="_32_97">n</text:span><text:span text:style-name="_34_13">k</text:span><text:span text:style-name="_37_01">?</text:span><text:span text:style-name="_32_69">"</text:span><text:span text:style-name="_33_01"> </text:span><text:span text:style-name="_37_97">i</text:span><text:span text:style-name="_38_9">s</text:span><text:span text:style-name="_33_01"> </text:span><text:span text:style-name="_38_09">t</text:span><text:span text:style-name="_31_37">o</text:span><text:span text:style-name="_33_01"> </text:span><text:span text:style-name="_38_69">b</text:span><text:span text:style-name="_31_49">e</text:span><text:span text:style-name="_33_01"> </text:span><text:span text:style-name="_37_73">s</text:span><text:span text:style-name="_32_57">o</text:span><text:span text:style-name="_35_57">u</text:span><text:span text:style-name="_37_97">g</text:span><text:span text:style-name="_32_61">h</text:span><text:span text:style-name="_34_41">t</text:span><text:span text:style-name="_36_01"> </text:span><text:span text:style-name="_31_65">i</text:span><text:span text:style-name="_34_97">n</text:span><text:span text:style-name="_36_01"> </text:span><text:span text:style-name="_31_65">a</text:span><text:span text:style-name="_33_01"> </text:span><text:span text:style-name="_37_53">s</text:span><text:span text:style-name="_32_81">t</text:span><text:span text:style-name="_35_93">a</text:span><text:span text:style-name="_38_37">t</text:span><text:span text:style-name="_38_1">i</text:span><text:span text:style-name="_35_13">s</text:span><text:span text:style-name="_38_21">t</text:span><text:span text:style-name="_31_41">i</text:span><text:span text:style-name="_34_37">c</text:span><text:span text:style-name="_38_73">a</text:span><text:span text:style-name="_31_49">l</text:span><text:span text:style-name="_33_01"> </text:span><text:span text:style-name="_37_37">s</text:span><text:span text:style-name="_31_17">u</text:span><text:span text:style-name="_34_97">r</text:span><text:span text:style-name="_37_13">v</text:span><text:span text:style-name="_32_57">e</text:span><text:span text:style-name="_35_13">y</text:span><text:span text:style-name="_36_01"> </text:span><text:span text:style-name="_31_65">s</text:span><text:span text:style-name="_34_65">u</text:span><text:span text:style-name="_37_41">c</text:span><text:span text:style-name="_31_97">h</text:span><text:span text:style-name="_33_01"> </text:span><text:span text:style-name="_38_21">a</text:span><text:span text:style-name="_31_37">s</text:span><text:span text:style-name="_33_01"> </text:span><text:span text:style-name="_36_89">a</text:span><text:span text:style-name="_31_"> </text:span><text:span text:style-name="_34_37">G</text:span><text:span text:style-name="_38_73">a</text:span><text:span text:style-name="_32_61">l</text:span><text:span text:style-name="_34_65">l</text:span><text:span text:style-name="_38_25">u</text:span><text:span text:style-name="_32_85">p</text:span><text:span text:style-name="_33_01"> </text:span><text:span text:style-name="_38_97">p</text:span><text:span text:style-name="_39_3">o</text:span><text:span text:style-name="_34_73">l</text:span><text:span text:style-name="_37_61">l</text:span><text:span text:style-name="_31_37">.</text:span><text:span text:style-name="_33_01"> </text:span><text:span text:style-name="_37_01">B</text:span><text:span text:style-name="_32_09">u</text:span><text:span text:style-name="_35_25">t</text:span><text:span text:style-name="_36_01"> </text:span><text:span text:style-name="_31_13">t</text:span><text:span text:style-name="_35_73">h</text:span><text:span text:style-name="_37_05">i</text:span><text:span text:style-name="_31_13">s</text:span><text:span text:style-name="_33_01"> </text:span><text:span text:style-name="_37_53">i</text:span><text:span text:style-name="_32_69">s</text:span><text:span text:style-name="_33_01"> </text:span><text:span text:style-name="_36_93">a</text:span><text:span text:style-name="_38_1">b</text:span><text:span text:style-name="_33_81">s</text:span><text:span text:style-name="_38_69">u</text:span><text:span text:style-name="_39_3">r</text:span><text:span text:style-name="_34_53">d</text:span><text:span text:style-name="_38_73">.</text:span><text:span text:style-name="_31_"> </text:span><text:span text:style-name="_35_93">I</text:span><text:span text:style-name="_38_57">n</text:span><text:span text:style-name="_39_3">s</text:span><text:span text:style-name="_35_01">t</text:span><text:span text:style-name="_37_37">e</text:span><text:span text:style-name="_32_57">a</text:span><text:span text:style-name="_35_21">d</text:span><text:span text:style-name="_36_01"> </text:span><text:span text:style-name="_32_61">o</text:span><text:span text:style-name="_34_17">f</text:span><text:span text:style-name="_36_01"> </text:span><text:span text:style-name="_32_69">a</text:span><text:span text:style-name="_35_21">t</text:span><text:span text:style-name="_38_21">t</text:span><text:span text:style-name="_31_41">e</text:span><text:span text:style-name="_35_73">m</text:span><text:span text:style-name="_38_25">p</text:span><text:span text:style-name="_39_3">t</text:span><text:span text:style-name="_35_37">i</text:span><text:span text:style-name="_38_61">n</text:span><text:span text:style-name="_32_97">g</text:span><text:span text:style-name="_33_01"> </text:span><text:span text:style-name="_38_73">s</text:span><text:span text:style-name="_31_41">u</text:span><text:span text:style-name="_35_37">c</text:span><text:span text:style-name="_37_65">h</text:span><text:span text:style-name="_31_"> </text:span><text:span text:style-name="_35_33">a</text:span><text:span text:style-name="_36_01"> </text:span><text:span text:style-name="_32_85">d</text:span><text:span text:style-name="_33_93">e</text:span><text:span text:style-name="_36_77">f</text:span><text:span text:style-name="_31_05">i</text:span><text:span text:style-name="_35_21">n</text:span><text:span text:style-name="_36_77">i</text:span><text:span text:style-name="_32_85">t</text:span><text:span text:style-name="_35_57">i</text:span><text:span text:style-name="_37_17">o</text:span><text:span text:style-name="_32_61">n</text:span><text:span text:style-name="_33_01"> </text:span><text:span text:style-name="_38_37">I</text:span><text:span text:style-name="_31_"> </text:span><text:span text:style-name="_35_09">s</text:span><text:span text:style-name="_38_09">h</text:span><text:span text:style-name="_32_61">a</text:span><text:span text:style-name="_33_81">l</text:span><text:span text:style-name="_38_33">l</text:span><text:span text:style-name="_31_"> </text:span><text:span text:style-name="_34_01">r</text:span><text:span text:style-name="_37_01">e</text:span><text:span text:style-name="_32_13">p</text:span><text:span text:style-name="_34_97">l</text:span><text:span text:style-name="_37_65">a</text:span><text:span text:style-name="_31_37">c</text:span><text:span text:style-name="_35_97">e</text:span><text:span text:style-name="_36_01"> </text:span><text:span text:style-name="_32_93">t</text:span><text:span text:style-name="_35_13">h</text:span><text:span text:style-name="_38_37">e</text:span><text:span text:style-name="_31_"> </text:span><text:span text:style-name="_35_09">q</text:span><text:span text:style-name="_36_89">u</text:span><text:span text:style-name="_31_41">e</text:span><text:span text:style-name="_35_81">s</text:span><text:span text:style-name="_36_89">t</text:span><text:span text:style-name="_32_25">i</text:span><text:span text:style-name="_33_93">o</text:span><text:span text:style-name="_38_21">n</text:span><text:span text:style-name="_31_"> </text:span><text:span text:style-name="_35_37">b</text:span><text:span text:style-name="_37_53">y</text:span><text:span text:style-name="_31_"> </text:span><text:span text:style-name="_35_61">a</text:span><text:span text:style-name="_36_93">n</text:span><text:span text:style-name="_32_93">o</text:span><text:span text:style-name="_34_01">t</text:span><text:span text:style-name="_37_01">h</text:span><text:span text:style-name="_31_49">e</text:span><text:span text:style-name="_35_09">r</text:span><text:span text:style-name="_37_65">,</text:span><text:span text:style-name="_31_"> </text:span><text:span text:style-name="_35_69">w</text:span><text:span text:style-name="_37_37">h</text:span><text:span text:style-name="_39_3">i</text:span><text:span text:style-name="_34_97">c</text:span><text:span text:style-name="_36_81">h</text:span><text:span text:style-name="_31_"> </text:span><text:span text:style-name="_35_81">i</text:span><text:span text:style-name="_38_09">s</text:span><text:span text:style-name="_31_"> </text:span><text:span text:style-name="_35_37">c</text:span><text:span text:style-name="_37_65">l</text:span><text:span text:style-name="_32_73">o</text:span><text:span text:style-name="_34_53">s</text:span><text:span text:style-name="_37_73">e</text:span><text:span text:style-name="_32_57">l</text:span><text:span text:style-name="_33_81">y</text:span><text:span text:style-name="_36_01"> </text:span><text:span text:style-name="_32_01">r</text:span><text:span text:style-name="_35_93">e</text:span><text:span text:style-name="_38_93">l</text:span><text:span text:style-name="_31_01">a</text:span><text:span text:style-name="_33_77">t</text:span><text:span text:style-name="_36_81">e</text:span><text:span text:style-name="_32_69">d</text:span><text:span text:style-name="_33_01"> </text:span><text:span text:style-name="_38_81">t</text:span><text:span text:style-name="_31_97">o</text:span><text:span text:style-name="_33_01"> </text:span><text:span text:style-name="_38_21">i</text:span><text:span text:style-name="_39_3">t</text:span><text:span text:style-name="_33_01"> </text:span><text:span text:style-name="_38_57">a</text:span><text:span text:style-name="_32_93">n</text:span><text:span text:style-name="_35_97">d</text:span><text:span text:style-name="_36_01"> </text:span><text:span text:style-name="_32_21">i</text:span><text:span text:style-name="_35_93">s</text:span><text:span text:style-name="_36_01"> </text:span><text:span text:style-name="_31_37">e</text:span><text:span text:style-name="_35_57">x</text:span><text:span text:style-name="_38_81">p</text:span><text:span text:style-name="_32_01">r</text:span><text:span text:style-name="_35_01">e</text:span><text:span text:style-name="_38_61">s</text:span><text:span text:style-name="_31_17">s</text:span><text:span text:style-name="_35_69">e</text:span><text:span text:style-name="_36_81">d</text:span><text:span text:style-name="_31_"> </text:span><text:span text:style-name="_33_93">i</text:span><text:span text:style-name="_38_61">n</text:span><text:span text:style-name="_31_"> </text:span><text:span text:style-name="_35_37">r</text:span><text:span text:style-name="_36_81">e</text:span><text:span text:style-name="_32_01">l</text:span><text:span text:style-name="_35_85">a</text:span><text:span text:style-name="_36_77">t</text:span><text:span text:style-name="_38_1">i</text:span><text:span text:style-name="_35_37">v</text:span><text:span text:style-name="_37_41">e</text:span><text:span text:style-name="_37_7">l</text:span><text:span text:style-name="_34_49">y</text:span><text:span text:style-name="_36_01"> </text:span><text:span text:style-name="_37_7">u</text:span><text:span text:style-name="_34_13">n</text:span><text:span text:style-name="_37_05">a</text:span><text:span text:style-name="_32_61">m</text:span><text:span text:style-name="_34_05">b</text:span><text:span text:style-name="_37_01">i</text:span><text:span text:style-name="_31_61">g</text:span><text:span text:style-name="_35_01">u</text:span><text:span text:style-name="_36_81">o</text:span><text:span text:style-name="_31_53">u</text:span><text:span text:style-name="_33_93">s</text:span><text:span text:style-name="_36_01"> </text:span><text:span text:style-name="_32_01">w</text:span><text:span text:style-name="_34_61">o</text:span><text:span text:style-name="_37_13">r</text:span><text:span text:style-name="_31_65">d</text:span><text:span text:style-name="_35_97">s</text:span><text:span text:style-name="_37_37">.</text:span></text:p>
      <text:p text:style-name="P1"><text:span text:style-name="_32_97">T</text:span><text:span text:style-name="_35_37">h</text:span><text:span text:style-name="_37_65">e</text:span><text:span text:style-name="_31_"> </text:span><text:span text:style-name="_34_53">n</text:span><text:span text:style-name="_38_25">e</text:span><text:span text:style-name="_32_25">w</text:span><text:span text:style-name="_33_01"> </text:span><text:span text:style-name="_36_77">f</text:span><text:span text:style-name="_31_37">o</text:span><text:span text:style-name="_35_09">r</text:span><text:span text:style-name="_38_13">m</text:span><text:span text:style-name="_31_"> </text:span><text:span text:style-name="_33_89">o</text:span><text:span text:style-name="_38_73">f</text:span><text:span text:style-name="_31_"> </text:span><text:span text:style-name="_35_61">t</text:span><text:span text:style-name="_36_93">h</text:span><text:span text:style-name="_31_61">e</text:span><text:span text:style-name="_33_01"> </text:span><text:span text:style-name="_38_25">p</text:span><text:span text:style-name="_31_05">r</text:span><text:span text:style-name="_34_37">o</text:span><text:span text:style-name="_38_37">b</text:span><text:span text:style-name="_31_13">l</text:span><text:span text:style-name="_35_21">e</text:span><text:span text:style-name="_38_13">m</text:span><text:span text:style-name="_31_"> </text:span><text:span text:style-name="_35_33">c</text:span><text:span text:style-name="_37_05">a</text:span><text:span text:style-name="_32_73">n</text:span><text:span text:style-name="_33_01"> </text:span><text:span text:style-name="_37_13">b</text:span><text:span text:style-name="_32_25">e</text:span><text:span text:style-name="_33_01"> </text:span><text:span text:style-name="_36_93">d</text:span><text:span text:style-name="_39_3">e</text:span><text:span text:style-name="_35_33">s</text:span><text:span text:style-name="_37_05">c</text:span><text:span text:style-name="_32_01">r</text:span><text:span text:style-name="_35_09">i</text:span><text:span text:style-name="_36_77">b</text:span><text:span text:style-name="_32_09">e</text:span><text:span text:style-name="_35_37">d</text:span><text:span text:style-name="_36_01"> </text:span><text:span text:style-name="_32_97">i</text:span><text:span text:style-name="_34_53">n</text:span><text:span text:style-name="_36_01"> </text:span><text:span text:style-name="_31_73">t</text:span><text:span text:style-name="_35_33">e</text:span><text:span text:style-name="_37_37">r</text:span><text:span text:style-name="_32_85">m</text:span><text:span text:style-name="_33_81">s</text:span><text:span text:style-name="_36_01"> </text:span><text:span text:style-name="_32_97">o</text:span><text:span text:style-name="_35_57">f</text:span><text:span text:style-name="_36_01"> </text:span><text:span text:style-name="_32_21">a</text:span><text:span text:style-name="_33_01"> </text:span><text:span text:style-name="_37_53">g</text:span><text:span text:style-name="_31_49">a</text:span><text:span text:style-name="_35_37">m</text:span><text:span text:style-name="_37_49">e</text:span><text:span text:style-name="_31_"> </text:span><text:span text:style-name="_35_25">w</text:span><text:span text:style-name="_36_89">h</text:span><text:span text:style-name="_32_61">i</text:span><text:span text:style-name="_35_33">c</text:span><text:span text:style-name="_38_93">h</text:span><text:span text:style-name="_31_"> </text:span><text:span text:style-name="_34_73">w</text:span><text:span text:style-name="_38_25">e</text:span><text:span text:style-name="_31_"> </text:span><text:span text:style-name="_34_65">c</text:span><text:span text:style-name="_36_89">a</text:span><text:span text:style-name="_31_73">l</text:span><text:span text:style-name="_35_33">l</text:span><text:span text:style-name="_36_01"> </text:span><text:span text:style-name="_31_53">t</text:span><text:span text:style-name="_33_81">h</text:span><text:span text:style-name="_38_81">e</text:span><text:span text:style-name="_31_"> </text:span><text:span text:style-name="_35_33">'</text:span><text:span text:style-name="_38_21">i</text:span><text:span text:style-name="_32_93">m</text:span><text:span text:style-name="_35_81">i</text:span><text:span text:style-name="_38_97">t</text:span><text:span text:style-name="_32_81">a</text:span><text:span text:style-name="_35_21">t</text:span><text:span text:style-name="_38_57">i</text:span><text:span text:style-name="_31_49">o</text:span><text:span text:style-name="_34_37">n</text:span><text:span text:style-name="_36_01"> </text:span><text:span text:style-name="_32_85">g</text:span><text:span text:style-name="_35_57">a</text:span><text:span text:style-name="_38_09">m</text:span><text:span text:style-name="_32_57">e</text:span><text:span text:style-name="_35_81">.</text:span><text:span text:style-name="_36_89">"</text:span><text:span text:style-name="_31_"> </text:span><text:span text:style-name="_35_93">I</text:span><text:span text:style-name="_38_01">t</text:span><text:span text:style-name="_31_"> </text:span><text:span text:style-name="_34_53">i</text:span><text:span text:style-name="_38_09">s</text:span><text:span text:style-name="_31_"> </text:span><text:span text:style-name="_35_69">p</text:span><text:span text:style-name="_38_81">l</text:span><text:span text:style-name="_31_65">a</text:span><text:span text:style-name="_35_85">y</text:span><text:span text:style-name="_37_97">e</text:span><text:span text:style-name="_32_21">d</text:span><text:span text:style-name="_33_01"> </text:span><text:span text:style-name="_38_33">w</text:span><text:span text:style-name="_31_73">i</text:span><text:span text:style-name="_35_21">t</text:span><text:span text:style-name="_36_89">h</text:span><text:span text:style-name="_31_"> </text:span><text:span text:style-name="_34_41">t</text:span><text:span text:style-name="_36_93">h</text:span><text:span text:style-name="_32_33">r</text:span><text:span text:style-name="_34_61">e</text:span><text:span text:style-name="_38_73">e</text:span><text:span text:style-name="_31_"> </text:span><text:span text:style-name="_35_21">p</text:span><text:span text:style-name="_38_21">e</text:span><text:span text:style-name="_32_21">o</text:span><text:span text:style-name="_35_21">p</text:span><text:span text:style-name="_37_61">l</text:span><text:span text:style-name="_31_61">e</text:span><text:span text:style-name="_34_97">,</text:span><text:span text:style-name="_36_01"> </text:span><text:span text:style-name="_32_01">a</text:span><text:span text:style-name="_33_01"> </text:span><text:span text:style-name="_38_69">m</text:span><text:span text:style-name="_32_01">a</text:span><text:span text:style-name="_34_13">n</text:span><text:span text:style-name="_36_01"> </text:span><text:span text:style-name="_31_13">(</text:span><text:span text:style-name="_35_25">A</text:span><text:span text:style-name="_36_81">)</text:span><text:span text:style-name="_31_61">,</text:span><text:span text:style-name="_33_01"> </text:span><text:span text:style-name="_37_01">a</text:span><text:span text:style-name="_31_"> </text:span><text:span text:style-name="_35_73">w</text:span><text:span text:style-name="_37_41">o</text:span><text:span text:style-name="_31_61">m</text:span><text:span text:style-name="_35_57">a</text:span><text:span text:style-name="_36_93">n</text:span><text:span text:style-name="_31_"> </text:span><text:span text:style-name="_34_37">(</text:span><text:span text:style-name="_37_41">B</text:span><text:span text:style-name="_32_25">)</text:span><text:span text:style-name="_35_61">,</text:span><text:span text:style-name="_36_01"> </text:span><text:span text:style-name="_31_53">a</text:span><text:span text:style-name="_35_61">n</text:span><text:span text:style-name="_38_85">d</text:span><text:span text:style-name="_31_"> </text:span><text:span text:style-name="_35_33">a</text:span><text:span text:style-name="_38_33">n</text:span><text:span text:style-name="_31_"> </text:span><text:span text:style-name="_34_05">i</text:span><text:span text:style-name="_38_81">n</text:span><text:span text:style-name="_31_97">t</text:span><text:span text:style-name="_35_37">e</text:span><text:span text:style-name="_37_61">r</text:span><text:span text:style-name="_38_1">r</text:span><text:span text:style-name="_34_17">o</text:span><text:span text:style-name="_37_97">g</text:span><text:span text:style-name="_32_01">a</text:span><text:span text:style-name="_34_53">t</text:span><text:span text:style-name="_36_81">o</text:span><text:span text:style-name="_32_97">r</text:span><text:span text:style-name="_33_01"> </text:span><text:span text:style-name="_38_25">(</text:span><text:span text:style-name="_31_61">C</text:span><text:span text:style-name="_35_21">)</text:span><text:span text:style-name="_36_01"> </text:span><text:span text:style-name="_32_57">w</text:span><text:span text:style-name="_34_65">h</text:span><text:span text:style-name="_38_09">o</text:span><text:span text:style-name="_31_"> </text:span><text:span text:style-name="_34_73">m</text:span><text:span text:style-name="_38_85">a</text:span><text:span text:style-name="_32_69">y</text:span><text:span text:style-name="_33_01"> </text:span><text:span text:style-name="_37_61">b</text:span><text:span text:style-name="_32_09">e</text:span><text:span text:style-name="_33_01"> </text:span><text:span text:style-name="_37_73">o</text:span><text:span text:style-name="_31_41">f</text:span><text:span text:style-name="_33_01"> </text:span><text:span text:style-name="_38_01">e</text:span><text:span text:style-name="_32_25">i</text:span><text:span text:style-name="_33_77">t</text:span><text:span text:style-name="_37_97">h</text:span><text:span text:style-name="_32_93">e</text:span><text:span text:style-name="_35_33">r</text:span><text:span text:style-name="_36_01"> </text:span><text:span text:style-name="_31_13">s</text:span><text:span text:style-name="_34_65">e</text:span><text:span text:style-name="_37_53">x</text:span><text:span text:style-name="_31_53">.</text:span><text:span text:style-name="_33_01"> </text:span><text:span text:style-name="_38_73">T</text:span><text:span text:style-name="_31_77">h</text:span><text:span text:style-name="_34_01">e</text:span><text:span text:style-name="_36_01"> </text:span><text:span text:style-name="_32_33">i</text:span><text:span text:style-name="_35_61">n</text:span><text:span text:style-name="_38_69">t</text:span><text:span text:style-name="_31_41">e</text:span><text:span text:style-name="_35_57">r</text:span><text:span text:style-name="_38_85">r</text:span><text:span text:style-name="_32_57">o</text:span><text:span text:style-name="_34_37">g</text:span><text:span text:style-name="_38_93">a</text:span><text:span text:style-name="_32_61">t</text:span><text:span text:style-name="_34_05">o</text:span><text:span text:style-name="_37_65">r</text:span><text:span text:style-name="_31_"> </text:span><text:span text:style-name="_34_05">s</text:span><text:span text:style-name="_37_41">t</text:span><text:span text:style-name="_31_37">a</text:span><text:span text:style-name="_35_13">y</text:span><text:span text:style-name="_38_93">s</text:span><text:span text:style-name="_31_"> </text:span><text:span text:style-name="_34_17">i</text:span><text:span text:style-name="_38_09">n</text:span><text:span text:style-name="_31_"> </text:span><text:span text:style-name="_35_25">a</text:span><text:span text:style-name="_36_01"> </text:span><text:span text:style-name="_31_53">r</text:span><text:span text:style-name="_34_01">o</text:span><text:span text:style-name="_38_25">o</text:span><text:span text:style-name="_32_61">m</text:span><text:span text:style-name="_33_01"> </text:span><text:span text:style-name="_38_93">a</text:span><text:span text:style-name="_39_3">p</text:span><text:span text:style-name="_34_37">a</text:span><text:span text:style-name="_37_37">r</text:span><text:span text:style-name="_32_61">t</text:span><text:span text:style-name="_33_01"> </text:span><text:span text:style-name="_38_25">f</text:span><text:span text:style-name="_32_09">r</text:span><text:span text:style-name="_35_97">o</text:span><text:span text:style-name="_38_81">n</text:span><text:span text:style-name="_32_93">t</text:span><text:span text:style-name="_33_01"> </text:span><text:span text:style-name="_38_73">t</text:span><text:span text:style-name="_32_21">h</text:span><text:span text:style-name="_35_25">e</text:span><text:span text:style-name="_36_01"> </text:span><text:span text:style-name="_32_69">o</text:span><text:span text:style-name="_35_97">t</text:span><text:span text:style-name="_36_77">h</text:span><text:span text:style-name="_32_93">e</text:span><text:span text:style-name="_35_33">r</text:span><text:span text:style-name="_36_01"> </text:span><text:span text:style-name="_32_13">t</text:span><text:span text:style-name="_33_81">w</text:span><text:span text:style-name="_38_37">o</text:span><text:span text:style-name="_31_01">.</text:span><text:span text:style-name="_33_01"> </text:span><text:span text:style-name="_38_97">T</text:span><text:span text:style-name="_32_57">h</text:span><text:span text:style-name="_34_61">e</text:span><text:span text:style-name="_36_01"> </text:span><text:span text:style-name="_37_7">o</text:span><text:span text:style-name="_34_17">b</text:span><text:span text:style-name="_38_25">j</text:span><text:span text:style-name="_32_81">e</text:span><text:span text:style-name="_34_13">c</text:span><text:span text:style-name="_38_33">t</text:span><text:span text:style-name="_31_"> </text:span><text:span text:style-name="_34_01">o</text:span><text:span text:style-name="_38_21">f</text:span><text:span text:style-name="_31_"> </text:span><text:span text:style-name="_35_61">t</text:span><text:span text:style-name="_37_65">h</text:span><text:span text:style-name="_31_37">e</text:span><text:span text:style-name="_33_01"> </text:span><text:span text:style-name="_38_13">g</text:span><text:span text:style-name="_32_73">a</text:span><text:span text:style-name="_35_13">m</text:span><text:span text:style-name="_38_85">e</text:span><text:span text:style-name="_31_"> </text:span><text:span text:style-name="_33_93">f</text:span><text:span text:style-name="_37_61">o</text:span><text:span text:style-name="_32_13">r</text:span><text:span text:style-name="_33_01"> </text:span><text:span text:style-name="_37_13">t</text:span><text:span text:style-name="_32_73">h</text:span><text:span text:style-name="_35_93">e</text:span><text:span text:style-name="_36_01"> </text:span><text:span text:style-name="_32_69">i</text:span><text:span text:style-name="_35_81">n</text:span><text:span text:style-name="_37_49">t</text:span><text:span text:style-name="_32_25">e</text:span><text:span text:style-name="_33_89">r</text:span><text:span text:style-name="_38_21">r</text:span><text:span text:style-name="_32_73">o</text:span><text:span text:style-name="_33_77">g</text:span><text:span text:style-name="_36_77">a</text:span><text:span text:style-name="_31_05">t</text:span><text:span text:style-name="_35_21">o</text:span><text:span text:style-name="_38_33">r</text:span><text:span text:style-name="_31_"> </text:span><text:span text:style-name="_35_09">i</text:span><text:span text:style-name="_38_33">s</text:span><text:span text:style-name="_31_"> </text:span><text:span text:style-name="_35_69">t</text:span><text:span text:style-name="_37_73">o</text:span><text:span text:style-name="_31_"> </text:span><text:span text:style-name="_34_65">d</text:span><text:span text:style-name="_37_13">e</text:span><text:span text:style-name="_32_37">t</text:span><text:span text:style-name="_35_01">e</text:span><text:span text:style-name="_38_13">r</text:span><text:span text:style-name="_31_05">m</text:span><text:span text:style-name="_35_93">i</text:span><text:span text:style-name="_38_37">n</text:span><text:span text:style-name="_32_69">e</text:span><text:span text:style-name="_33_01"> </text:span><text:span text:style-name="_38_85">w</text:span><text:span text:style-name="_31_53">h</text:span><text:span text:style-name="_34_77">i</text:span><text:span text:style-name="_37_41">c</text:span><text:span text:style-name="_32_85">h</text:span><text:span text:style-name="_33_01"> </text:span><text:span text:style-name="_38_69">o</text:span><text:span text:style-name="_31_41">f</text:span><text:span text:style-name="_33_01"> </text:span><text:span text:style-name="_36_77">t</text:span><text:span text:style-name="_31_65">h</text:span><text:span text:style-name="_34_01">e</text:span><text:span text:style-name="_36_01"> </text:span><text:span text:style-name="_39_3">o</text:span><text:span text:style-name="_35_25">t</text:span><text:span text:style-name="_37_97">h</text:span><text:span text:style-name="_32_85">e</text:span><text:span text:style-name="_33_89">r</text:span><text:span text:style-name="_36_01"> </text:span><text:span text:style-name="_32_97">t</text:span><text:span text:style-name="_35_85">w</text:span><text:span text:style-name="_37_49">o</text:span><text:span text:style-name="_31_"> </text:span><text:span text:style-name="_34_61">i</text:span><text:span text:style-name="_38_13">s</text:span><text:span text:style-name="_31_"> </text:span><text:span text:style-name="_34_41">t</text:span><text:span text:style-name="_37_73">h</text:span><text:span text:style-name="_31_49">e</text:span><text:span text:style-name="_33_01"> </text:span><text:span text:style-name="_37_17">m</text:span><text:span text:style-name="_39_3">a</text:span><text:span text:style-name="_34_05">n</text:span><text:span text:style-name="_36_01"> </text:span><text:span text:style-name="_37_7">a</text:span><text:span text:style-name="_35_37">n</text:span><text:span text:style-name="_37_61">d</text:span><text:span text:style-name="_31_"> </text:span><text:span text:style-name="_35_69">w</text:span><text:span text:style-name="_38_93">h</text:span><text:span text:style-name="_32_09">i</text:span><text:span text:style-name="_35_93">c</text:span><text:span text:style-name="_37_73">h</text:span><text:span text:style-name="_31_"> </text:span><text:span text:style-name="_34_77">i</text:span><text:span text:style-name="_37_41">s</text:span><text:span text:style-name="_31_"> </text:span><text:span text:style-name="_35_25">t</text:span><text:span text:style-name="_36_77">h</text:span><text:span text:style-name="_37_7">e</text:span><text:span text:style-name="_33_01"> </text:span><text:span text:style-name="_36_81">w</text:span><text:span text:style-name="_32_37">o</text:span><text:span text:style-name="_35_33">m</text:span><text:span text:style-name="_38_01">a</text:span><text:span text:style-name="_31_37">n</text:span><text:span text:style-name="_34_49">.</text:span><text:span text:style-name="_36_01"> </text:span><text:span text:style-name="_31_97">H</text:span><text:span text:style-name="_34_77">e</text:span><text:span text:style-name="_36_01"> </text:span><text:span text:style-name="_31_97">k</text:span><text:span text:style-name="_35_01">n</text:span><text:span text:style-name="_38_93">o</text:span><text:span text:style-name="_31_65">w</text:span><text:span text:style-name="_35_13">s</text:span><text:span text:style-name="_36_01"> </text:span><text:span text:style-name="_31_17">t</text:span><text:span text:style-name="_35_57">h</text:span><text:span text:style-name="_38_37">e</text:span><text:span text:style-name="_31_13">m</text:span><text:span text:style-name="_33_01"> </text:span><text:span text:style-name="_36_89">b</text:span><text:span text:style-name="_31_41">y</text:span><text:span text:style-name="_33_01"> </text:span><text:span text:style-name="_37_65">l</text:span><text:span text:style-name="_32_85">a</text:span><text:span text:style-name="_33_89">b</text:span><text:span text:style-name="_38_33">e</text:span><text:span text:style-name="_32_73">l</text:span><text:span text:style-name="_35_73">s</text:span><text:span text:style-name="_36_01"> </text:span><text:span text:style-name="_31_73">X</text:span><text:span text:style-name="_33_01"> </text:span><text:span text:style-name="_38_81">a</text:span><text:span text:style-name="_31_37">n</text:span><text:span text:style-name="_34_17">d</text:span><text:span text:style-name="_36_01"> </text:span><text:span text:style-name="_32_21">Y</text:span><text:span text:style-name="_35_69">,</text:span><text:span text:style-name="_36_01"> </text:span><text:span text:style-name="_37_7">a</text:span><text:span text:style-name="_33_81">n</text:span><text:span text:style-name="_37_05">d</text:span><text:span text:style-name="_31_"> </text:span><text:span text:style-name="_35_69">a</text:span><text:span text:style-name="_37_61">t</text:span><text:span text:style-name="_31_"> </text:span><text:span text:style-name="_34_97">t</text:span><text:span text:style-name="_38_97">h</text:span><text:span text:style-name="_31_73">e</text:span><text:span text:style-name="_33_01"> </text:span><text:span text:style-name="_38_61">e</text:span><text:span text:style-name="_32_09">n</text:span><text:span text:style-name="_34_17">d</text:span><text:span text:style-name="_36_01"> </text:span><text:span text:style-name="_32_37">o</text:span><text:span text:style-name="_35_73">f</text:span><text:span text:style-name="_36_01"> </text:span><text:span text:style-name="_32_57">t</text:span><text:span text:style-name="_34_61">h</text:span><text:span text:style-name="_38_37">e</text:span><text:span text:style-name="_31_"> </text:span><text:span text:style-name="_35_81">g</text:span><text:span text:style-name="_38_09">a</text:span><text:span text:style-name="_32_21">m</text:span><text:span text:style-name="_34_53">e</text:span><text:span text:style-name="_36_01"> </text:span><text:span text:style-name="_32_81">h</text:span><text:span text:style-name="_35_97">e</text:span><text:span text:style-name="_36_01"> </text:span><text:span text:style-name="_31_17">s</text:span><text:span text:style-name="_33_93">a</text:span><text:span text:style-name="_37_61">y</text:span><text:span text:style-name="_31_65">s</text:span><text:span text:style-name="_33_01"> </text:span><text:span text:style-name="_38_57">e</text:span><text:span text:style-name="_32_93">i</text:span><text:span text:style-name="_35_25">t</text:span><text:span text:style-name="_37_41">h</text:span><text:span text:style-name="_32_09">e</text:span><text:span text:style-name="_34_73">r</text:span><text:span text:style-name="_36_01"> </text:span><text:span text:style-name="_39_3">"</text:span><text:span text:style-name="_35_13">X</text:span><text:span text:style-name="_36_01"> </text:span><text:span text:style-name="_37_7">i</text:span><text:span text:style-name="_35_69">s</text:span><text:span text:style-name="_36_01"> </text:span><text:span text:style-name="_31_49">A</text:span><text:span text:style-name="_33_01"> </text:span><text:span text:style-name="_37_01">a</text:span><text:span text:style-name="_32_09">n</text:span><text:span text:style-name="_34_49">d</text:span><text:span text:style-name="_36_01"> </text:span><text:span text:style-name="_39_3">Y</text:span><text:span text:style-name="_33_01"> </text:span><text:span text:style-name="_38_33">i</text:span><text:span text:style-name="_32_01">s</text:span><text:span text:style-name="_33_01"> </text:span><text:span text:style-name="_38_01">B</text:span><text:span text:style-name="_31_13">"</text:span><text:span text:style-name="_33_01"> </text:span><text:span text:style-name="_38_01">o</text:span><text:span text:style-name="_32_25">r</text:span><text:span text:style-name="_33_01"> </text:span><text:span text:style-name="_37_61">"</text:span><text:span text:style-name="_32_61">X</text:span><text:span text:style-name="_33_01"> </text:span><text:span text:style-name="_38_85">i</text:span><text:span text:style-name="_32_01">s</text:span><text:span text:style-name="_33_01"> </text:span><text:span text:style-name="_37_41">B</text:span><text:span text:style-name="_31_"> </text:span><text:span text:style-name="_35_13">a</text:span><text:span text:style-name="_37_65">n</text:span><text:span text:style-name="_31_49">d</text:span><text:span text:style-name="_33_01"> </text:span><text:span text:style-name="_38_85">Y</text:span><text:span text:style-name="_31_"> </text:span><text:span text:style-name="_34_01">i</text:span><text:span text:style-name="_37_17">s</text:span><text:span text:style-name="_31_"> </text:span><text:span text:style-name="_33_77">A</text:span><text:span text:style-name="_37_97">.</text:span><text:span text:style-name="_32_21">"</text:span><text:span text:style-name="_33_01"> </text:span><text:span text:style-name="_38_97">T</text:span><text:span text:style-name="_32_57">h</text:span><text:span text:style-name="_35_93">e</text:span><text:span text:style-name="_36_01"> </text:span><text:span text:style-name="_31_13">i</text:span><text:span text:style-name="_34_05">n</text:span><text:span text:style-name="_38_69">t</text:span><text:span text:style-name="_31_53">e</text:span><text:span text:style-name="_34_97">r</text:span><text:span text:style-name="_38_85">r</text:span><text:span text:style-name="_32_37">o</text:span><text:span text:style-name="_34_61">g</text:span><text:span text:style-name="_38_21">a</text:span><text:span text:style-name="_32_93">t</text:span><text:span text:style-name="_34_17">o</text:span><text:span text:style-name="_37_77">r</text:span><text:span text:style-name="_31_"> </text:span><text:span text:style-name="_35_25">i</text:span><text:span text:style-name="_37_41">s</text:span><text:span text:style-name="_31_"> </text:span><text:span text:style-name="_34_61">a</text:span><text:span text:style-name="_36_89">l</text:span><text:span text:style-name="_31_41">l</text:span><text:span text:style-name="_33_81">o</text:span><text:span text:style-name="_38_93">w</text:span><text:span text:style-name="_32_73">e</text:span><text:span text:style-name="_34_73">d</text:span><text:span text:style-name="_36_01"> </text:span><text:span text:style-name="_31_13">t</text:span><text:span text:style-name="_35_21">o</text:span><text:span text:style-name="_36_01"> </text:span><text:span text:style-name="_31_97">p</text:span><text:span text:style-name="_33_93">u</text:span><text:span text:style-name="_36_77">t</text:span><text:span text:style-name="_31_"> </text:span><text:span text:style-name="_35_01">q</text:span><text:span text:style-name="_38_01">u</text:span><text:span text:style-name="_31_65">e</text:span><text:span text:style-name="_34_41">s</text:span><text:span text:style-name="_37_65">t</text:span><text:span text:style-name="_32_73">i</text:span><text:span text:style-name="_35_81">o</text:span><text:span text:style-name="_37_73">n</text:span><text:span text:style-name="_37_7">s</text:span><text:span text:style-name="_33_01"> </text:span><text:span text:style-name="_38_33">t</text:span><text:span text:style-name="_32_93">o</text:span><text:span text:style-name="_33_01"> </text:span><text:span text:style-name="_38_21">A</text:span><text:span text:style-name="_31_"> </text:span><text:span text:style-name="_34_13">a</text:span><text:span text:style-name="_36_93">n</text:span><text:span text:style-name="_38_1">d</text:span><text:span text:style-name="_33_01"> </text:span><text:span text:style-name="_38_73">B</text:span><text:span text:style-name="_31_"> </text:span><text:span text:style-name="_35_21">t</text:span><text:span text:style-name="_37_17">h</text:span><text:span text:style-name="_31_01">u</text:span><text:span text:style-name="_35_81">s</text:span><text:span text:style-name="_37_49">:</text:span></text:p>
      <text:p text:style-name="P1"><text:span text:style-name="_32_01">C</text:span><text:span text:style-name="_34_13">:</text:span><text:span text:style-name="_36_01"> </text:span><text:span text:style-name="_31_37">W</text:span><text:span text:style-name="_35_69">i</text:span><text:span text:style-name="_36_77">l</text:span><text:span text:style-name="_32_69">l</text:span><text:span text:style-name="_33_01"> </text:span><text:span text:style-name="_38_21">X</text:span><text:span text:style-name="_31_"> </text:span><text:span text:style-name="_35_21">p</text:span><text:span text:style-name="_38_33">l</text:span><text:span text:style-name="_31_49">e</text:span><text:span text:style-name="_34_17">a</text:span><text:span text:style-name="_38_57">s</text:span><text:span text:style-name="_31_53">e</text:span><text:span text:style-name="_33_01"> </text:span><text:span text:style-name="_37_61">t</text:span><text:span text:style-name="_39_3">e</text:span><text:span text:style-name="_35_37">l</text:span><text:span text:style-name="_37_73">l</text:span><text:span text:style-name="_31_"> </text:span><text:span text:style-name="_34_13">m</text:span><text:span text:style-name="_37_53">e</text:span><text:span text:style-name="_31_"> </text:span><text:span text:style-name="_34_05">t</text:span><text:span text:style-name="_38_13">h</text:span><text:span text:style-name="_32_81">e</text:span><text:span text:style-name="_33_01"> </text:span><text:span text:style-name="_36_77">l</text:span><text:span text:style-name="_31_53">e</text:span><text:span text:style-name="_33_81">n</text:span><text:span text:style-name="_36_81">g</text:span><text:span text:style-name="_31_49">t</text:span><text:span text:style-name="_35_69">h</text:span><text:span text:style-name="_36_01"> </text:span><text:span text:style-name="_32_33">o</text:span><text:span text:style-name="_33_89">f</text:span><text:span text:style-name="_36_01"> </text:span><text:span text:style-name="_32_61">h</text:span><text:span text:style-name="_34_77">i</text:span><text:span text:style-name="_37_13">s</text:span><text:span text:style-name="_31_"> </text:span><text:span text:style-name="_34_49">o</text:span><text:span text:style-name="_37_53">r</text:span><text:span text:style-name="_31_"> </text:span><text:span text:style-name="_35_61">h</text:span><text:span text:style-name="_38_25">e</text:span><text:span text:style-name="_37_7">r</text:span><text:span text:style-name="_33_01"> </text:span><text:span text:style-name="_38_61">h</text:span><text:span text:style-name="_31_61">a</text:span><text:span text:style-name="_35_81">i</text:span><text:span text:style-name="_36_77">r</text:span><text:span text:style-name="_31_41">?</text:span></text:p>
      <text:p text:style-name="P1"><text:span text:style-name="_32_13">N</text:span><text:span text:style-name="_35_01">o</text:span><text:span text:style-name="_37_05">w</text:span><text:span text:style-name="_31_"> </text:span><text:span text:style-name="_33_81">s</text:span><text:span text:style-name="_37_49">u</text:span><text:span text:style-name="_31_49">p</text:span><text:span text:style-name="_34_65">p</text:span><text:span text:style-name="_37_13">o</text:span><text:span text:style-name="_32_13">s</text:span><text:span text:style-name="_33_81">e</text:span><text:span text:style-name="_36_01"> </text:span><text:span text:style-name="_31_01">X</text:span><text:span text:style-name="_33_01"> </text:span><text:span text:style-name="_37_97">i</text:span><text:span text:style-name="_31_05">s</text:span><text:span text:style-name="_33_01"> </text:span><text:span text:style-name="_38_33">a</text:span><text:span text:style-name="_31_61">c</text:span><text:span text:style-name="_34_37">t</text:span><text:span text:style-name="_38_37">u</text:span><text:span text:style-name="_31_97">a</text:span><text:span text:style-name="_34_05">l</text:span><text:span text:style-name="_38_69">l</text:span><text:span text:style-name="_31_97">y</text:span><text:span text:style-name="_33_01"> </text:span><text:span text:style-name="_36_81">A</text:span><text:span text:style-name="_31_61">,</text:span><text:span text:style-name="_33_01"> </text:span><text:span text:style-name="_38_73">t</text:span><text:span text:style-name="_31_17">h</text:span><text:span text:style-name="_34_61">e</text:span><text:span text:style-name="_38_09">n</text:span><text:span text:style-name="_31_"> </text:span><text:span text:style-name="_35_97">A</text:span><text:span text:style-name="_36_01"> </text:span><text:span text:style-name="_31_53">m</text:span><text:span text:style-name="_34_61">u</text:span><text:span text:style-name="_37_05">s</text:span><text:span text:style-name="_32_97">t</text:span><text:span text:style-name="_33_01"> </text:span><text:span text:style-name="_38_93">a</text:span><text:span text:style-name="_31_37">n</text:span><text:span text:style-name="_35_25">s</text:span><text:span text:style-name="_38_85">w</text:span><text:span text:style-name="_31_01">e</text:span><text:span text:style-name="_35_81">r</text:span><text:span text:style-name="_37_05">.</text:span><text:span text:style-name="_31_"> </text:span><text:span text:style-name="_34_73">I</text:span><text:span text:style-name="_36_81">t</text:span><text:span text:style-name="_31_"> </text:span><text:span text:style-name="_35_97">i</text:span><text:span text:style-name="_37_73">s</text:span><text:span text:style-name="_31_"> </text:span><text:span text:style-name="_35_85">A</text:span><text:span text:style-name="_38_01">'</text:span><text:span text:style-name="_31_41">s</text:span><text:span text:style-name="_33_01"> </text:span><text:span text:style-name="_36_77">o</text:span><text:span text:style-name="_39_3">b</text:span><text:span text:style-name="_34_01">j</text:span><text:span text:style-name="_37_41">e</text:span><text:span text:style-name="_32_61">c</text:span><text:span text:style-name="_35_09">t</text:span><text:span text:style-name="_36_01"> </text:span><text:span text:style-name="_31_05">i</text:span><text:span text:style-name="_35_69">n</text:span><text:span text:style-name="_36_01"> </text:span><text:span text:style-name="_31_77">t</text:span><text:span text:style-name="_33_77">h</text:span><text:span text:style-name="_36_77">e</text:span><text:span text:style-name="_31_"> </text:span><text:span text:style-name="_34_05">g</text:span><text:span text:style-name="_36_93">a</text:span><text:span text:style-name="_32_73">m</text:span><text:span text:style-name="_34_77">e</text:span><text:span text:style-name="_36_01"> </text:span><text:span text:style-name="_31_73">t</text:span><text:span text:style-name="_34_49">o</text:span><text:span text:style-name="_36_01"> </text:span><text:span text:style-name="_32_37">t</text:span><text:span text:style-name="_35_81">r</text:span><text:span text:style-name="_38_13">y</text:span><text:span text:style-name="_31_"> </text:span><text:span text:style-name="_35_57">a</text:span><text:span text:style-name="_36_81">n</text:span><text:span text:style-name="_38_1">d</text:span><text:span text:style-name="_33_01"> </text:span><text:span text:style-name="_37_97">c</text:span><text:span text:style-name="_31_65">a</text:span><text:span text:style-name="_33_89">u</text:span><text:span text:style-name="_38_21">s</text:span><text:span text:style-name="_31_17">e</text:span><text:span text:style-name="_33_01"> </text:span><text:span text:style-name="_37_13">C</text:span><text:span text:style-name="_31_"> </text:span><text:span text:style-name="_34_77">t</text:span><text:span text:style-name="_36_93">o</text:span><text:span text:style-name="_31_"> </text:span><text:span text:style-name="_35_93">m</text:span><text:span text:style-name="_38_97">a</text:span><text:span text:style-name="_32_01">k</text:span><text:span text:style-name="_35_21">e</text:span><text:span text:style-name="_36_01"> </text:span><text:span text:style-name="_31_37">t</text:span><text:span text:style-name="_34_53">h</text:span><text:span text:style-name="_36_89">e</text:span><text:span text:style-name="_31_"> </text:span><text:span text:style-name="_35_93">w</text:span><text:span text:style-name="_38_81">r</text:span><text:span text:style-name="_32_25">o</text:span><text:span text:style-name="_34_97">n</text:span><text:span text:style-name="_38_97">g</text:span><text:span text:style-name="_31_"> </text:span><text:span text:style-name="_35_37">i</text:span><text:span text:style-name="_37_65">d</text:span><text:span text:style-name="_32_81">e</text:span><text:span text:style-name="_34_13">n</text:span><text:span text:style-name="_37_49">t</text:span><text:span text:style-name="_39_3">i</text:span><text:span text:style-name="_34_41">f</text:span><text:span text:style-name="_38_25">i</text:span><text:span text:style-name="_31_77">c</text:span><text:span text:style-name="_34_61">a</text:span><text:span text:style-name="_38_09">t</text:span><text:span text:style-name="_32_85">i</text:span><text:span text:style-name="_34_41">o</text:span><text:span text:style-name="_38_21">n</text:span><text:span text:style-name="_31_17">.</text:span><text:span text:style-name="_33_01"> </text:span><text:span text:style-name="_37_37">H</text:span><text:span text:style-name="_31_13">i</text:span><text:span text:style-name="_34_05">s</text:span><text:span text:style-name="_36_01"> </text:span><text:span text:style-name="_31_37">a</text:span><text:span text:style-name="_34_13">n</text:span><text:span text:style-name="_37_53">s</text:span><text:span text:style-name="_32_69">w</text:span><text:span text:style-name="_33_81">e</text:span><text:span text:style-name="_37_73">r</text:span><text:span text:style-name="_31_"> </text:span><text:span text:style-name="_34_77">m</text:span><text:span text:style-name="_37_73">i</text:span><text:span text:style-name="_31_65">g</text:span><text:span text:style-name="_35_33">h</text:span><text:span text:style-name="_36_93">t</text:span><text:span text:style-name="_31_"> </text:span><text:span text:style-name="_34_73">t</text:span><text:span text:style-name="_37_13">h</text:span><text:span text:style-name="_31_77">e</text:span><text:span text:style-name="_33_81">r</text:span><text:span text:style-name="_37_13">e</text:span><text:span text:style-name="_32_85">f</text:span><text:span text:style-name="_35_85">o</text:span><text:span text:style-name="_37_41">r</text:span><text:span text:style-name="_31_61">e</text:span><text:span text:style-name="_33_01"> </text:span><text:span text:style-name="_38_93">b</text:span><text:span text:style-name="_32_97">e</text:span><text:span text:style-name="_35_01">:</text:span></text:p>
      <text:p text:style-name="P1"><text:span text:style-name="_31_53">"</text:span><text:span text:style-name="_35_85">M</text:span><text:span text:style-name="_37_73">y</text:span><text:span text:style-name="_31_"> </text:span><text:span text:style-name="_34_37">h</text:span><text:span text:style-name="_37_05">a</text:span><text:span text:style-name="_32_61">i</text:span><text:span text:style-name="_35_21">r</text:span><text:span text:style-name="_36_01"> </text:span><text:span text:style-name="_31_53">i</text:span><text:span text:style-name="_34_37">s</text:span><text:span text:style-name="_36_01"> </text:span><text:span text:style-name="_38_1">s</text:span><text:span text:style-name="_35_21">h</text:span><text:span text:style-name="_37_73">i</text:span><text:span text:style-name="_32_33">n</text:span><text:span text:style-name="_35_37">g</text:span><text:span text:style-name="_38_21">l</text:span><text:span text:style-name="_32_69">e</text:span><text:span text:style-name="_35_69">d</text:span><text:span text:style-name="_38_01">,</text:span><text:span text:style-name="_31_"> </text:span><text:span text:style-name="_35_97">a</text:span><text:span text:style-name="_37_13">n</text:span><text:span text:style-name="_37_7">d</text:span><text:span text:style-name="_33_01"> </text:span><text:span text:style-name="_37_37">t</text:span><text:span text:style-name="_31_37">h</text:span><text:span text:style-name="_34_01">e</text:span><text:span text:style-name="_36_01"> </text:span><text:span text:style-name="_37_7">l</text:span><text:span text:style-name="_34_17">o</text:span><text:span text:style-name="_37_77">n</text:span><text:span text:style-name="_31_61">g</text:span><text:span text:style-name="_34_97">e</text:span><text:span text:style-name="_37_17">s</text:span><text:span text:style-name="_32_33">t</text:span><text:span text:style-name="_33_01"> </text:span><text:span text:style-name="_36_89">s</text:span><text:span text:style-name="_32_21">t</text:span><text:span text:style-name="_34_65">r</text:span><text:span text:style-name="_37_13">a</text:span><text:span text:style-name="_32_33">n</text:span><text:span text:style-name="_35_37">d</text:span><text:span text:style-name="_37_77">s</text:span><text:span text:style-name="_31_"> </text:span><text:span text:style-name="_35_93">a</text:span><text:span text:style-name="_38_81">r</text:span><text:span text:style-name="_38_9">e</text:span><text:span text:style-name="_33_01"> </text:span><text:span text:style-name="_36_89">a</text:span><text:span text:style-name="_32_69">b</text:span><text:span text:style-name="_35_81">o</text:span><text:span text:style-name="_38_81">u</text:span><text:span text:style-name="_31_61">t</text:span><text:span text:style-name="_33_01"> </text:span><text:span text:style-name="_38_93">n</text:span><text:span text:style-name="_32_37">i</text:span><text:span text:style-name="_35_57">n</text:span><text:span text:style-name="_38_61">e</text:span><text:span text:style-name="_31_"> </text:span><text:span text:style-name="_35_81">i</text:span><text:span text:style-name="_38_69">n</text:span><text:span text:style-name="_32_13">c</text:span><text:span text:style-name="_35_61">h</text:span><text:span text:style-name="_37_17">e</text:span><text:span text:style-name="_32_93">s</text:span><text:span text:style-name="_33_01"> </text:span><text:span text:style-name="_38_97">l</text:span><text:span text:style-name="_32_21">o</text:span><text:span text:style-name="_34_13">n</text:span><text:span text:style-name="_38_37">g</text:span><text:span text:style-name="_31_37">.</text:span><text:span text:style-name="_35_33">"</text:span></text:p>
      <text:p text:style-name="P1"><text:span text:style-name="_37_7">I</text:span><text:span text:style-name="_35_85">n</text:span><text:span text:style-name="_36_01"> </text:span><text:span text:style-name="_31_05">o</text:span><text:span text:style-name="_34_41">r</text:span><text:span text:style-name="_38_69">d</text:span><text:span text:style-name="_31_65">e</text:span><text:span text:style-name="_34_53">r</text:span><text:span text:style-name="_36_01"> </text:span><text:span text:style-name="_31_37">t</text:span><text:span text:style-name="_35_97">h</text:span><text:span text:style-name="_38_73">a</text:span><text:span text:style-name="_31_13">t</text:span><text:span text:style-name="_33_01"> </text:span><text:span text:style-name="_38_97">t</text:span><text:span text:style-name="_32_09">o</text:span><text:span text:style-name="_34_05">n</text:span><text:span text:style-name="_38_85">e</text:span><text:span text:style-name="_32_69">s</text:span><text:span text:style-name="_33_01"> </text:span><text:span text:style-name="_37_17">o</text:span><text:span text:style-name="_31_17">f</text:span><text:span text:style-name="_33_01"> </text:span><text:span text:style-name="_38_97">v</text:span><text:span text:style-name="_32_73">o</text:span><text:span text:style-name="_33_81">i</text:span><text:span text:style-name="_37_53">c</text:span><text:span text:style-name="_32_81">e</text:span><text:span text:style-name="_33_01"> </text:span><text:span text:style-name="_37_49">m</text:span><text:span text:style-name="_32_73">a</text:span><text:span text:style-name="_35_21">y</text:span><text:span text:style-name="_36_01"> </text:span><text:span text:style-name="_31_13">n</text:span><text:span text:style-name="_34_01">o</text:span><text:span text:style-name="_38_09">t</text:span><text:span text:style-name="_31_"> </text:span><text:span text:style-name="_33_93">h</text:span><text:span text:style-name="_38_81">e</text:span><text:span text:style-name="_31_49">l</text:span><text:span text:style-name="_35_73">p</text:span><text:span text:style-name="_36_01"> </text:span><text:span text:style-name="_31_73">t</text:span><text:span text:style-name="_34_97">h</text:span><text:span text:style-name="_38_57">e</text:span><text:span text:style-name="_31_"> </text:span><text:span text:style-name="_35_01">i</text:span><text:span text:style-name="_36_77">n</text:span><text:span text:style-name="_32_37">t</text:span><text:span text:style-name="_35_61">e</text:span><text:span text:style-name="_37_49">r</text:span><text:span text:style-name="_32_85">r</text:span><text:span text:style-name="_34_61">o</text:span><text:span text:style-name="_38_01">g</text:span><text:span text:style-name="_32_33">a</text:span><text:span text:style-name="_35_01">t</text:span><text:span text:style-name="_36_93">o</text:span><text:span text:style-name="_32_81">r</text:span><text:span text:style-name="_33_01"> </text:span><text:span text:style-name="_37_65">t</text:span><text:span text:style-name="_32_13">h</text:span><text:span text:style-name="_33_81">e</text:span><text:span text:style-name="_36_01"> </text:span><text:span text:style-name="_32_81">a</text:span><text:span text:style-name="_35_69">n</text:span><text:span text:style-name="_37_53">s</text:span><text:span text:style-name="_32_81">w</text:span><text:span text:style-name="_35_85">e</text:span><text:span text:style-name="_38_09">r</text:span><text:span text:style-name="_32_93">s</text:span><text:span text:style-name="_33_01"> </text:span><text:span text:style-name="_37_05">s</text:span><text:span text:style-name="_31_37">h</text:span><text:span text:style-name="_34_73">o</text:span><text:span text:style-name="_37_73">u</text:span><text:span text:style-name="_37_7">l</text:span><text:span text:style-name="_35_09">d</text:span><text:span text:style-name="_36_01"> </text:span><text:span text:style-name="_32_69">b</text:span><text:span text:style-name="_35_21">e</text:span><text:span text:style-name="_36_01"> </text:span><text:span text:style-name="_31_05">w</text:span><text:span text:style-name="_34_05">r</text:span><text:span text:style-name="_38_93">i</text:span><text:span text:style-name="_32_37">t</text:span><text:span text:style-name="_34_17">t</text:span><text:span text:style-name="_38_25">e</text:span><text:span text:style-name="_32_33">n</text:span><text:span text:style-name="_34_53">,</text:span><text:span text:style-name="_36_01"> </text:span><text:span text:style-name="_32_01">o</text:span><text:span text:style-name="_35_85">r</text:span><text:span text:style-name="_36_01"> </text:span><text:span text:style-name="_32_33">b</text:span><text:span text:style-name="_35_97">e</text:span><text:span text:style-name="_38_57">t</text:span><text:span text:style-name="_31_13">t</text:span><text:span text:style-name="_35_97">e</text:span><text:span text:style-name="_36_81">r</text:span><text:span text:style-name="_31_"> </text:span><text:span text:style-name="_35_97">s</text:span><text:span text:style-name="_37_49">t</text:span><text:span text:style-name="_31_53">i</text:span><text:span text:style-name="_34_61">l</text:span><text:span text:style-name="_38_57">l</text:span><text:span text:style-name="_31_65">,</text:span><text:span text:style-name="_33_01"> </text:span><text:span text:style-name="_37_13">t</text:span><text:span text:style-name="_31_49">y</text:span><text:span text:style-name="_34_61">p</text:span><text:span text:style-name="_37_41">e</text:span><text:span text:style-name="_32_61">w</text:span><text:span text:style-name="_35_25">r</text:span><text:span text:style-name="_38_69">i</text:span><text:span text:style-name="_32_37">t</text:span><text:span text:style-name="_34_73">t</text:span><text:span text:style-name="_38_21">e</text:span><text:span text:style-name="_31_05">n</text:span><text:span text:style-name="_35_69">.</text:span><text:span text:style-name="_36_01"> </text:span><text:span text:style-name="_31_41">T</text:span><text:span text:style-name="_35_21">h</text:span><text:span text:style-name="_37_13">e</text:span><text:span text:style-name="_31_"> </text:span><text:span text:style-name="_34_77">i</text:span><text:span text:style-name="_36_93">d</text:span><text:span text:style-name="_32_61">e</text:span><text:span text:style-name="_34_97">a</text:span><text:span text:style-name="_38_69">l</text:span><text:span text:style-name="_31_"> </text:span><text:span text:style-name="_35_09">a</text:span><text:span text:style-name="_38_33">r</text:span><text:span text:style-name="_32_57">r</text:span><text:span text:style-name="_35_93">a</text:span><text:span text:style-name="_36_81">n</text:span><text:span text:style-name="_31_65">g</text:span><text:span text:style-name="_35_57">e</text:span><text:span text:style-name="_37_37">m</text:span><text:span text:style-name="_32_25">e</text:span><text:span text:style-name="_35_21">n</text:span><text:span text:style-name="_37_41">t</text:span><text:span text:style-name="_31_"> </text:span><text:span text:style-name="_35_25">i</text:span><text:span text:style-name="_36_77">s</text:span><text:span text:style-name="_31_"> </text:span><text:span text:style-name="_34_05">t</text:span><text:span text:style-name="_38_21">o</text:span><text:span text:style-name="_31_"> </text:span><text:span text:style-name="_34_77">h</text:span><text:span text:style-name="_37_01">a</text:span><text:span text:style-name="_31_53">v</text:span><text:span text:style-name="_35_57">e</text:span><text:span text:style-name="_36_01"> </text:span><text:span text:style-name="_31_77">a</text:span><text:span text:style-name="_33_01"> </text:span><text:span text:style-name="_38_01">t</text:span><text:span text:style-name="_31_49">e</text:span><text:span text:style-name="_35_13">l</text:span><text:span text:style-name="_38_73">e</text:span><text:span text:style-name="_31_49">p</text:span><text:span text:style-name="_34_01">r</text:span><text:span text:style-name="_36_89">i</text:span><text:span text:style-name="_32_25">n</text:span><text:span text:style-name="_35_21">t</text:span><text:span text:style-name="_38_13">e</text:span><text:span text:style-name="_31_01">r</text:span><text:span text:style-name="_33_01"> </text:span><text:span text:style-name="_38_21">c</text:span><text:span text:style-name="_31_73">o</text:span><text:span text:style-name="_33_77">m</text:span><text:span text:style-name="_37_13">m</text:span><text:span text:style-name="_32_21">u</text:span><text:span text:style-name="_34_13">n</text:span><text:span text:style-name="_38_93">i</text:span><text:span text:style-name="_32_85">c</text:span><text:span text:style-name="_34_13">a</text:span><text:span text:style-name="_38_21">t</text:span><text:span text:style-name="_32_25">i</text:span><text:span text:style-name="_34_97">n</text:span><text:span text:style-name="_37_53">g</text:span><text:span text:style-name="_31_"> </text:span><text:span text:style-name="_33_89">b</text:span><text:span text:style-name="_37_77">e</text:span><text:span text:style-name="_31_05">t</text:span><text:span text:style-name="_35_33">w</text:span><text:span text:style-name="_38_33">e</text:span><text:span text:style-name="_32_69">e</text:span><text:span text:style-name="_33_89">n</text:span><text:span text:style-name="_36_01"> </text:span><text:span text:style-name="_31_65">t</text:span><text:span text:style-name="_34_97">h</text:span><text:span text:style-name="_38_61">e</text:span><text:span text:style-name="_31_"> </text:span><text:span text:style-name="_34_13">t</text:span><text:span text:style-name="_38_57">w</text:span><text:span text:style-name="_32_57">o</text:span><text:span text:style-name="_33_01"> </text:span><text:span text:style-name="_38_97">r</text:span><text:span text:style-name="_32_57">o</text:span><text:span text:style-name="_33_77">o</text:span><text:span text:style-name="_38_61">m</text:span><text:span text:style-name="_32_61">s</text:span><text:span text:style-name="_35_93">.</text:span><text:span text:style-name="_36_01"> </text:span><text:span text:style-name="_31_73">A</text:span><text:span text:style-name="_33_77">l</text:span><text:span text:style-name="_38_85">t</text:span><text:span text:style-name="_31_17">e</text:span><text:span text:style-name="_35_33">r</text:span><text:span text:style-name="_38_73">n</text:span><text:span text:style-name="_37_7">a</text:span><text:span text:style-name="_35_61">t</text:span><text:span text:style-name="_36_77">i</text:span><text:span text:style-name="_32_81">v</text:span><text:span text:style-name="_34_13">e</text:span><text:span text:style-name="_38_97">l</text:span><text:span text:style-name="_32_57">y</text:span><text:span text:style-name="_33_01"> </text:span><text:span text:style-name="_38_25">t</text:span><text:span text:style-name="_32_61">h</text:span><text:span text:style-name="_34_73">e</text:span><text:span text:style-name="_36_01"> </text:span><text:span text:style-name="_32_61">q</text:span><text:span text:style-name="_34_65">u</text:span><text:span text:style-name="_37_01">e</text:span><text:span text:style-name="_38_9">s</text:span><text:span text:style-name="_35_33">t</text:span><text:span text:style-name="_37_01">i</text:span><text:span text:style-name="_38_1">o</text:span><text:span text:style-name="_35_37">n</text:span><text:span text:style-name="_36_01"> </text:span><text:span text:style-name="_31_17">a</text:span><text:span text:style-name="_34_73">n</text:span><text:span text:style-name="_37_65">d</text:span><text:span text:style-name="_31_"> </text:span><text:span text:style-name="_35_69">a</text:span><text:span text:style-name="_37_37">n</text:span><text:span text:style-name="_32_01">s</text:span><text:span text:style-name="_33_93">w</text:span><text:span text:style-name="_37_77">e</text:span><text:span text:style-name="_32_09">r</text:span><text:span text:style-name="_34_13">s</text:span><text:span text:style-name="_36_01"> </text:span><text:span text:style-name="_38_9">c</text:span><text:span text:style-name="_35_09">a</text:span><text:span text:style-name="_38_81">n</text:span><text:span text:style-name="_31_"> </text:span><text:span text:style-name="_35_13">b</text:span><text:span text:style-name="_37_41">e</text:span><text:span text:style-name="_31_"> </text:span><text:span text:style-name="_34_41">r</text:span><text:span text:style-name="_38_73">e</text:span><text:span text:style-name="_32_01">p</text:span><text:span text:style-name="_34_49">e</text:span><text:span text:style-name="_37_17">a</text:span><text:span text:style-name="_31_37">t</text:span><text:span text:style-name="_34_41">e</text:span><text:span text:style-name="_37_05">d</text:span><text:span text:style-name="_31_"> </text:span><text:span text:style-name="_35_09">b</text:span><text:span text:style-name="_37_41">y</text:span><text:span text:style-name="_31_"> </text:span><text:span text:style-name="_35_09">a</text:span><text:span text:style-name="_38_13">n</text:span><text:span text:style-name="_31_"> </text:span><text:span text:style-name="_35_09">i</text:span><text:span text:style-name="_38_37">n</text:span><text:span text:style-name="_32_25">t</text:span><text:span text:style-name="_35_21">e</text:span><text:span text:style-name="_38_69">r</text:span><text:span text:style-name="_32_93">m</text:span><text:span text:style-name="_35_33">e</text:span><text:span text:style-name="_38_57">d</text:span><text:span text:style-name="_32_37">i</text:span><text:span text:style-name="_35_21">a</text:span><text:span text:style-name="_38_21">r</text:span><text:span text:style-name="_32_21">y</text:span><text:span text:style-name="_34_77">.</text:span><text:span text:style-name="_36_01"> </text:span><text:span text:style-name="_31_17">T</text:span><text:span text:style-name="_33_77">h</text:span><text:span text:style-name="_38_25">e</text:span><text:span text:style-name="_31_"> </text:span><text:span text:style-name="_34_41">o</text:span><text:span text:style-name="_38_69">b</text:span><text:span text:style-name="_32_01">j</text:span><text:span text:style-name="_35_33">e</text:span><text:span text:style-name="_37_13">c</text:span><text:span text:style-name="_31_37">t</text:span><text:span text:style-name="_33_01"> </text:span><text:span text:style-name="_38_57">o</text:span><text:span text:style-name="_32_69">f</text:span><text:span text:style-name="_33_01"> </text:span><text:span text:style-name="_38_57">t</text:span><text:span text:style-name="_31_01">h</text:span><text:span text:style-name="_33_89">e</text:span><text:span text:style-name="_36_01"> </text:span><text:span text:style-name="_32_25">g</text:span><text:span text:style-name="_33_89">a</text:span><text:span text:style-name="_37_61">m</text:span><text:span text:style-name="_31_37">e</text:span><text:span text:style-name="_33_01"> </text:span><text:span text:style-name="_38_21">f</text:span><text:span text:style-name="_31_13">o</text:span><text:span text:style-name="_35_85">r</text:span><text:span text:style-name="_36_01"> </text:span><text:span text:style-name="_37_7">t</text:span><text:span text:style-name="_34_61">h</text:span><text:span text:style-name="_37_53">e</text:span><text:span text:style-name="_31_"> </text:span><text:span text:style-name="_35_69">t</text:span><text:span text:style-name="_36_81">h</text:span><text:span text:style-name="_32_69">i</text:span><text:span text:style-name="_34_65">r</text:span><text:span text:style-name="_37_13">d</text:span><text:span text:style-name="_31_"> </text:span><text:span text:style-name="_34_73">p</text:span><text:span text:style-name="_38_33">l</text:span><text:span text:style-name="_32_93">a</text:span><text:span text:style-name="_34_61">y</text:span><text:span text:style-name="_38_85">e</text:span><text:span text:style-name="_32_81">r</text:span><text:span text:style-name="_33_01"> </text:span><text:span text:style-name="_38_81">(</text:span><text:span text:style-name="_31_97">B</text:span><text:span text:style-name="_35_21">)</text:span><text:span text:style-name="_36_01"> </text:span><text:span text:style-name="_31_73">i</text:span><text:span text:style-name="_34_77">s</text:span><text:span text:style-name="_36_01"> </text:span><text:span text:style-name="_32_7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2:39.27</meta:creation-date>
    <dc:title>Haathi</dc:title>
    <meta:editing-duration>PT1M1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13:54.64</dc:date>
    <meta:template xlink:type="simple" xlink:actuate="onRequest" xlink:title="Haathi" xlink:href="file:///C:/Users/kwa/AppData/Roaming/OpenOffice/4/user/template/Haathi.ott" meta:date="2016-02-22T21:12:38.88"/>
  </office:meta>
</office:document-meta>
</file>